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 table:number-rows-repeated="10484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6">
      <number:day/>
      <number:text>-</number:text>
      <number:month number:textual="true"/>
      <number:text>-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month/>
      <number:text>/</number:text>
      <number:day/>
      <number:text>/</number:text>
      <number:year number:style="long"/>
    </number:date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25"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1">
      <number:day/>
      <number:text>-</number:text>
      <number:month number:textual="true"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0:33:49.0784137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4-19T10:34:03.603982768</dc:date>
    <meta:editing-cycles>190</meta:editing-cycles>
    <meta:editing-duration>P2DT12H49M35S</meta:editing-duration>
    <meta:generator>LibreOffice/7.3.2.2$Linux_X86_64 LibreOffice_project/30$Build-2</meta:generator>
    <meta:document-statistic meta:table-count="1" meta:cell-count="556" meta:object-count="0"/>
    <meta:user-defined meta:name="AppVersion">15.0000</meta:user-defined>
  </office:meta>
</office:document-meta>
</file>